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352cm" svg:height="0.662cm" svg:x="13.11cm" svg:y="1.61cm">
          <draw:text-box>
            <text:p text:style-name="P1"><text:span text:style-name="T1">TechElems</text:span></text:p>
          </draw:text-box>
        </draw:frame>
        <draw:frame draw:style-name="gr1" draw:text-style-name="P2" draw:layer="layout" svg:width="2.559cm" svg:height="0.662cm" svg:x="2cm" svg:y="3.812cm">
          <draw:text-box>
            <text:p text:style-name="P1"><text:span text:style-name="T1">TacticElems</text:span></text:p>
          </draw:text-box>
        </draw:frame>
        <draw:line draw:style-name="gr2" draw:text-style-name="P3" draw:layer="layout" svg:x1="3.244cm" svg:y1="3.812cm" svg:x2="3.244cm" svg:y2="3.212cm">
          <text:p text:style-name="P1"/>
        </draw:line>
        <draw:line draw:style-name="gr2" draw:text-style-name="P3" draw:layer="layout" svg:x1="3.244cm" svg:y1="3.212cm" svg:x2="25.394cm" svg:y2="3.212cm">
          <text:p text:style-name="P1"/>
        </draw:line>
        <draw:frame draw:style-name="gr1" draw:text-style-name="P2" draw:layer="layout" svg:width="2.128cm" svg:height="0.662cm" svg:x="13.701cm" svg:y="3.813cm">
          <draw:text-box>
            <text:p text:style-name="P1"><text:span text:style-name="T1">RefElems</text:span></text:p>
          </draw:text-box>
        </draw:frame>
        <draw:frame draw:style-name="gr1" draw:text-style-name="P2" draw:layer="layout" svg:width="2.327cm" svg:height="0.662cm" svg:x="16.903cm" svg:y="3.815cm">
          <draw:text-box>
            <text:p text:style-name="P1"><text:span text:style-name="T1">ImplElems</text:span></text:p>
          </draw:text-box>
        </draw:frame>
        <draw:custom-shape draw:style-name="gr3" draw:text-style-name="P3" draw:layer="layout" svg:width="3.2cm" svg:height="7.19cm" svg:x="1.606cm" svg:y="5.31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31cm" svg:y1="3.21cm" svg:x2="14.31cm" svg:y2="2.21cm">
          <text:p text:style-name="P1"/>
        </draw:line>
        <draw:line draw:style-name="gr4" draw:text-style-name="P3" draw:layer="layout" svg:x1="14.31cm" svg:y1="2.91cm" svg:x2="14.31cm" svg:y2="2.41cm">
          <text:p text:style-name="P1"/>
        </draw:line>
        <draw:line draw:style-name="gr2" draw:text-style-name="P3" draw:layer="layout" svg:x1="10.944cm" svg:y1="3.812cm" svg:x2="10.944cm" svg:y2="3.212cm">
          <text:p text:style-name="P1"/>
        </draw:line>
        <draw:frame draw:style-name="gr1" draw:text-style-name="P2" draw:layer="layout" svg:width="2.504cm" svg:height="0.662cm" svg:x="5.63cm" svg:y="3.81cm">
          <draw:text-box>
            <text:p text:style-name="P1"><text:span text:style-name="T1">TTreeElems</text:span></text:p>
          </draw:text-box>
        </draw:frame>
        <draw:frame draw:style-name="gr1" draw:text-style-name="P2" draw:layer="layout" svg:width="2.208cm" svg:height="0.662cm" svg:x="20.481cm" svg:y="3.811cm">
          <draw:text-box>
            <text:p text:style-name="P1"><text:span text:style-name="T1">AbsElems</text:span></text:p>
          </draw:text-box>
        </draw:frame>
        <draw:line draw:style-name="gr2" draw:text-style-name="P3" draw:layer="layout" svg:x1="6.873cm" svg:y1="3.81cm" svg:x2="6.873cm" svg:y2="3.21cm">
          <text:p text:style-name="P1"/>
        </draw:line>
        <draw:frame draw:style-name="gr1" draw:text-style-name="P2" draw:layer="layout" svg:width="1.501cm" svg:height="0.662cm" svg:x="2.456cm" svg:y="9.31cm">
          <draw:text-box>
            <text:p text:style-name="P1"><text:span text:style-name="T1">Tactic</text:span></text:p>
          </draw:text-box>
        </draw:frame>
        <draw:frame draw:style-name="gr1" draw:text-style-name="P2" draw:layer="layout" svg:width="2.233cm" svg:height="0.662cm" svg:x="2.087cm" svg:y="6.31cm">
          <draw:text-box>
            <text:p text:style-name="P1"><text:span text:style-name="T1">DNFTactic</text:span></text:p>
          </draw:text-box>
        </draw:frame>
        <draw:frame draw:style-name="gr1" draw:text-style-name="P2" draw:layer="layout" svg:width="2.208cm" svg:height="0.662cm" svg:x="2.102cm" svg:y="7.31cm">
          <draw:text-box>
            <text:p text:style-name="P1"><text:span text:style-name="T1">SDPTactic</text:span></text:p>
          </draw:text-box>
        </draw:frame>
        <draw:frame draw:style-name="gr1" draw:text-style-name="P2" draw:layer="layout" svg:width="2.03cm" svg:height="0.662cm" svg:x="2.191cm" svg:y="8.31cm">
          <draw:text-box>
            <text:p text:style-name="P1"><text:span text:style-name="T1">SMTactic</text:span></text:p>
          </draw:text-box>
        </draw:frame>
        <draw:frame draw:style-name="gr1" draw:text-style-name="P2" draw:layer="layout" svg:width="2.178cm" svg:height="0.662cm" svg:x="2.117cm" svg:y="5.31cm">
          <draw:text-box>
            <text:p text:style-name="P1"><text:span text:style-name="T1">CEPTactic</text:span></text:p>
          </draw:text-box>
        </draw:frame>
        <draw:frame draw:style-name="gr1" draw:text-style-name="P2" draw:layer="layout" svg:width="2.166cm" svg:height="0.662cm" svg:x="2.123cm" svg:y="9.81cm">
          <draw:text-box>
            <text:p text:style-name="P1"><text:span text:style-name="T1">TacticInfo</text:span></text:p>
          </draw:text-box>
        </draw:frame>
        <draw:frame draw:style-name="gr1" draw:text-style-name="P2" draw:layer="layout" svg:width="2.898cm" svg:height="0.662cm" svg:x="1.755cm" svg:y="6.81cm">
          <draw:text-box>
            <text:p text:style-name="P1"><text:span text:style-name="T1">DNFTacticInfo</text:span></text:p>
          </draw:text-box>
        </draw:frame>
        <draw:frame draw:style-name="gr1" draw:text-style-name="P2" draw:layer="layout" svg:width="2.873cm" svg:height="0.662cm" svg:x="1.77cm" svg:y="7.81cm">
          <draw:text-box>
            <text:p text:style-name="P1"><text:span text:style-name="T1">SDPTacticInfo</text:span></text:p>
          </draw:text-box>
        </draw:frame>
        <draw:frame draw:style-name="gr1" draw:text-style-name="P2" draw:layer="layout" svg:width="2.695cm" svg:height="0.662cm" svg:x="1.916cm" svg:y="8.81cm">
          <draw:text-box>
            <text:p text:style-name="P1"><text:span text:style-name="T1">SMTacticInfo</text:span></text:p>
          </draw:text-box>
        </draw:frame>
        <draw:frame draw:style-name="gr1" draw:text-style-name="P2" draw:layer="layout" svg:width="2.843cm" svg:height="0.662cm" svg:x="1.785cm" svg:y="5.81cm">
          <draw:text-box>
            <text:p text:style-name="P1"><text:span text:style-name="T1">CEPTacticInfo</text:span></text:p>
          </draw:text-box>
        </draw:frame>
        <draw:frame draw:style-name="gr1" draw:text-style-name="P2" draw:layer="layout" svg:width="3.012cm" svg:height="0.662cm" svg:x="1.7cm" svg:y="11.81cm">
          <draw:text-box>
            <text:p text:style-name="P1"><text:span text:style-name="T1">TacticStrategy</text:span></text:p>
          </draw:text-box>
        </draw:frame>
        <draw:frame draw:style-name="gr1" draw:text-style-name="P2" draw:layer="layout" svg:width="3.372cm" svg:height="0.662cm" svg:x="1.52cm" svg:y="11.31cm">
          <draw:text-box>
            <text:p text:style-name="P1"><text:span text:style-name="T1">TacticRepository</text:span></text:p>
          </draw:text-box>
        </draw:frame>
        <draw:custom-shape draw:style-name="gr3" draw:text-style-name="P3" draw:layer="layout" svg:width="3.9cm" svg:height="5.69cm" svg:x="4.922cm" svg:y="5.3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3cm" svg:height="2.2cm" svg:x="13.08cm" svg:y="5.3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5cm" svg:height="2.7cm" svg:x="16.498cm" svg:y="5.31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65cm" svg:height="0.662cm" svg:x="5.69cm" svg:y="8.81cm">
          <draw:text-box>
            <text:p text:style-name="P1"><text:span text:style-name="T1">TTreeNode</text:span></text:p>
          </draw:text-box>
        </draw:frame>
        <draw:frame draw:style-name="gr1" draw:text-style-name="P2" draw:layer="layout" svg:width="2.538cm" svg:height="0.662cm" svg:x="5.603cm" svg:y="7.31cm">
          <draw:text-box>
            <text:p text:style-name="P1"><text:span text:style-name="T1">TClassNode</text:span></text:p>
          </draw:text-box>
        </draw:frame>
        <draw:frame draw:style-name="gr1" draw:text-style-name="P2" draw:layer="layout" svg:width="3.334cm" svg:height="0.662cm" svg:x="5.205cm" svg:y="5.81cm">
          <draw:text-box>
            <text:p text:style-name="P1"><text:span text:style-name="T1">SpecTCaseNode</text:span></text:p>
          </draw:text-box>
        </draw:frame>
        <draw:frame draw:style-name="gr1" draw:text-style-name="P2" draw:layer="layout" svg:width="2.555cm" svg:height="0.662cm" svg:x="5.595cm" svg:y="9.81cm">
          <draw:text-box>
            <text:p text:style-name="P1"><text:span text:style-name="T1">TTreeVisitor</text:span></text:p>
          </draw:text-box>
        </draw:frame>
        <draw:frame draw:style-name="gr1" draw:text-style-name="P2" draw:layer="layout" svg:width="4.151cm" svg:height="0.662cm" svg:x="4.797cm" svg:y="7.81cm">
          <draw:text-box>
            <text:p text:style-name="P1"><text:span text:style-name="T1">TextUIDrawingVisitor</text:span></text:p>
          </draw:text-box>
        </draw:frame>
        <draw:frame draw:style-name="gr1" draw:text-style-name="P2" draw:layer="layout" svg:width="2.157cm" svg:height="0.662cm" svg:x="5.794cm" svg:y="8.31cm">
          <draw:text-box>
            <text:p text:style-name="P1"><text:span text:style-name="T1">TTreeGen</text:span></text:p>
          </draw:text-box>
        </draw:frame>
        <draw:frame draw:style-name="gr1" draw:text-style-name="P2" draw:layer="layout" svg:width="1.895cm" svg:height="0.662cm" svg:x="13.782cm" svg:y="5.81cm">
          <draw:text-box>
            <text:p text:style-name="P1"><text:span text:style-name="T1">RefFunc</text:span></text:p>
          </draw:text-box>
        </draw:frame>
        <draw:frame draw:style-name="gr1" draw:text-style-name="P2" draw:layer="layout" svg:width="2.796cm" svg:height="0.662cm" svg:x="13.302cm" svg:y="5.31cm">
          <draw:text-box>
            <text:p text:style-name="P1"><text:span text:style-name="T1">RefAlgorithm</text:span></text:p>
          </draw:text-box>
        </draw:frame>
        <draw:frame draw:style-name="gr1" draw:text-style-name="P2" draw:layer="layout" svg:width="2.106cm" svg:height="0.662cm" svg:x="13.647cm" svg:y="6.81cm">
          <draw:text-box>
            <text:p text:style-name="P1"><text:span text:style-name="T1">Refinator</text:span></text:p>
          </draw:text-box>
        </draw:frame>
        <draw:custom-shape draw:style-name="gr3" draw:text-style-name="P3" draw:layer="layout" svg:width="3.52cm" svg:height="2.2cm" svg:x="19.67cm" svg:y="5.308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75cm" svg:height="0.662cm" svg:x="20.446cm" svg:y="5.308cm">
          <draw:text-box>
            <text:p text:style-name="P1"><text:span text:style-name="T1">AbsFunc</text:span></text:p>
          </draw:text-box>
        </draw:frame>
        <draw:frame draw:style-name="gr1" draw:text-style-name="P2" draw:layer="layout" svg:width="2.877cm" svg:height="0.662cm" svg:x="19.995cm" svg:y="5.808cm">
          <draw:text-box>
            <text:p text:style-name="P1"><text:span text:style-name="T1">AbsAlgorithm</text:span></text:p>
          </draw:text-box>
        </draw:frame>
        <draw:frame draw:style-name="gr1" draw:text-style-name="P2" draw:layer="layout" svg:width="2.344cm" svg:height="0.662cm" svg:x="20.261cm" svg:y="6.308cm">
          <draw:text-box>
            <text:p text:style-name="P1"><text:span text:style-name="T1">Abstractor</text:span></text:p>
          </draw:text-box>
        </draw:frame>
        <draw:frame draw:style-name="gr1" draw:text-style-name="P2" draw:layer="layout" svg:width="3.025cm" svg:height="0.662cm" svg:x="16.511cm" svg:y="6.81cm">
          <draw:text-box>
            <text:p text:style-name="P1"><text:span text:style-name="T1">ProgLanguage</text:span></text:p>
          </draw:text-box>
        </draw:frame>
        <draw:frame draw:style-name="gr1" draw:text-style-name="P2" draw:layer="layout" svg:width="1.713cm" svg:height="0.662cm" svg:x="17.167cm" svg:y="7.31cm">
          <draw:text-box>
            <text:p text:style-name="P1"><text:span text:style-name="T1">Source</text:span></text:p>
          </draw:text-box>
        </draw:frame>
        <draw:frame draw:style-name="gr1" draw:text-style-name="P2" draw:layer="layout" svg:width="2.822cm" svg:height="0.662cm" svg:x="16.612cm" svg:y="5.81cm">
          <draw:text-box>
            <text:p text:style-name="P1"><text:span text:style-name="T1">ImplTestCase</text:span></text:p>
          </draw:text-box>
        </draw:frame>
        <draw:frame draw:style-name="gr1" draw:text-style-name="P2" draw:layer="layout" svg:width="2.356cm" svg:height="0.662cm" svg:x="16.845cm" svg:y="6.31cm">
          <draw:text-box>
            <text:p text:style-name="P1"><text:span text:style-name="T1">ImplResult</text:span></text:p>
          </draw:text-box>
        </draw:frame>
        <draw:frame draw:style-name="gr1" draw:text-style-name="P2" draw:layer="layout" svg:width="2.051cm" svg:height="0.662cm" svg:x="16.998cm" svg:y="5.31cm">
          <draw:text-box>
            <text:p text:style-name="P1"><text:span text:style-name="T1">Executor</text:span></text:p>
          </draw:text-box>
        </draw:frame>
        <draw:line draw:style-name="gr4" draw:text-style-name="P3" draw:layer="layout" svg:x1="3.244cm" svg:y1="5.312cm" svg:x2="3.244cm" svg:y2="4.312cm">
          <text:p text:style-name="P1"/>
        </draw:line>
        <draw:line draw:style-name="gr4" draw:text-style-name="P3" draw:layer="layout" svg:x1="3.244cm" svg:y1="4.912cm" svg:x2="3.244cm" svg:y2="4.512cm">
          <text:p text:style-name="P1"/>
        </draw:line>
        <draw:line draw:style-name="gr4" draw:text-style-name="P3" draw:layer="layout" svg:x1="6.86cm" svg:y1="5.31cm" svg:x2="6.86cm" svg:y2="4.31cm">
          <text:p text:style-name="P1"/>
        </draw:line>
        <draw:line draw:style-name="gr4" draw:text-style-name="P3" draw:layer="layout" svg:x1="6.86cm" svg:y1="4.91cm" svg:x2="6.86cm" svg:y2="4.51cm">
          <text:p text:style-name="P1"/>
        </draw:line>
        <draw:line draw:style-name="gr4" draw:text-style-name="P3" draw:layer="layout" svg:x1="14.744cm" svg:y1="5.312cm" svg:x2="14.744cm" svg:y2="4.312cm">
          <text:p text:style-name="P1"/>
        </draw:line>
        <draw:line draw:style-name="gr4" draw:text-style-name="P3" draw:layer="layout" svg:x1="14.744cm" svg:y1="4.912cm" svg:x2="14.744cm" svg:y2="4.512cm">
          <text:p text:style-name="P1"/>
        </draw:line>
        <draw:line draw:style-name="gr4" draw:text-style-name="P3" draw:layer="layout" svg:x1="21.524cm" svg:y1="5.31cm" svg:x2="21.524cm" svg:y2="4.31cm">
          <text:p text:style-name="P1"/>
        </draw:line>
        <draw:line draw:style-name="gr4" draw:text-style-name="P3" draw:layer="layout" svg:x1="21.524cm" svg:y1="4.91cm" svg:x2="21.524cm" svg:y2="4.51cm">
          <text:p text:style-name="P1"/>
        </draw:line>
        <draw:line draw:style-name="gr4" draw:text-style-name="P3" draw:layer="layout" svg:x1="18.044cm" svg:y1="5.312cm" svg:x2="18.044cm" svg:y2="4.312cm">
          <text:p text:style-name="P1"/>
        </draw:line>
        <draw:line draw:style-name="gr4" draw:text-style-name="P3" draw:layer="layout" svg:x1="18.044cm" svg:y1="4.912cm" svg:x2="18.044cm" svg:y2="4.512cm">
          <text:p text:style-name="P1"/>
        </draw:line>
        <draw:frame draw:style-name="gr1" draw:text-style-name="P2" draw:layer="layout" svg:width="2.538cm" svg:height="0.662cm" svg:x="1.937cm" svg:y="10.81cm">
          <draw:text-box>
            <text:p text:style-name="P1"><text:span text:style-name="T1">TacticName</text:span></text:p>
          </draw:text-box>
        </draw:frame>
        <draw:frame draw:style-name="gr1" draw:text-style-name="P2" draw:layer="layout" svg:width="3.046cm" svg:height="0.662cm" svg:x="1.683cm" svg:y="10.31cm">
          <draw:text-box>
            <text:p text:style-name="P1"><text:span text:style-name="T1">TacticManager</text:span></text:p>
          </draw:text-box>
        </draw:frame>
        <draw:frame draw:style-name="gr1" draw:text-style-name="P2" draw:layer="layout" svg:width="4.236cm" svg:height="0.662cm" svg:x="4.754cm" svg:y="9.31cm">
          <draw:text-box>
            <text:p text:style-name="P1"><text:span text:style-name="T1">TTreeNodeRepository</text:span></text:p>
          </draw:text-box>
        </draw:frame>
        <draw:frame draw:style-name="gr1" draw:text-style-name="P2" draw:layer="layout" svg:width="3.766cm" svg:height="0.662cm" svg:x="12.883cm" svg:y="6.31cm">
          <draw:text-box>
            <text:p text:style-name="P1"><text:span text:style-name="T1">RefFuncRepository</text:span></text:p>
          </draw:text-box>
        </draw:frame>
        <draw:frame draw:style-name="gr1" draw:text-style-name="P2" draw:layer="layout" svg:width="3.846cm" svg:height="0.662cm" svg:x="19.55cm" svg:y="6.808cm">
          <draw:text-box>
            <text:p text:style-name="P1"><text:span text:style-name="T1">AbsFuncRepository</text:span></text:p>
          </draw:text-box>
        </draw:frame>
        <draw:frame draw:style-name="gr1" draw:text-style-name="P2" draw:layer="layout" svg:width="3.707cm" svg:height="0.662cm" svg:x="5.019cm" svg:y="5.31cm">
          <draw:text-box>
            <text:p text:style-name="P1"><text:span text:style-name="T1">GUIDrawingVisitor</text:span></text:p>
          </draw:text-box>
        </draw:frame>
        <draw:frame draw:style-name="gr1" draw:text-style-name="P2" draw:layer="layout" svg:width="4.168cm" svg:height="0.662cm" svg:x="8.85cm" svg:y="3.81cm">
          <draw:text-box>
            <text:p text:style-name="P1"><text:span text:style-name="T1">BCTCaseGenWorkers</text:span></text:p>
          </draw:text-box>
        </draw:frame>
        <draw:custom-shape draw:style-name="gr3" draw:text-style-name="P3" draw:layer="layout" svg:width="4.11cm" svg:height="1.69cm" svg:x="8.876cm" svg:y="5.3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241cm" svg:height="0.662cm" svg:x="9.311cm" svg:y="6.31cm">
          <draw:text-box>
            <text:p text:style-name="P1"><text:span text:style-name="T1">TClassExtractor</text:span></text:p>
          </draw:text-box>
        </draw:frame>
        <draw:frame draw:style-name="gr1" draw:text-style-name="P2" draw:layer="layout" svg:width="3.288cm" svg:height="0.662cm" svg:x="9.287cm" svg:y="5.31cm">
          <draw:text-box>
            <text:p text:style-name="P1"><text:span text:style-name="T1">TCaseGenClient</text:span></text:p>
          </draw:text-box>
        </draw:frame>
        <draw:frame draw:style-name="gr1" draw:text-style-name="P2" draw:layer="layout" svg:width="4.447cm" svg:height="0.662cm" svg:x="8.708cm" svg:y="5.81cm">
          <draw:text-box>
            <text:p text:style-name="P1"><text:span text:style-name="T1">TCaseGenClientHelper</text:span></text:p>
          </draw:text-box>
        </draw:frame>
        <draw:line draw:style-name="gr4" draw:text-style-name="P3" draw:layer="layout" svg:x1="10.934cm" svg:y1="5.31cm" svg:x2="10.934cm" svg:y2="4.31cm">
          <text:p text:style-name="P1"/>
        </draw:line>
        <draw:line draw:style-name="gr4" draw:text-style-name="P3" draw:layer="layout" svg:x1="10.934cm" svg:y1="4.91cm" svg:x2="10.934cm" svg:y2="4.51cm">
          <text:p text:style-name="P1"/>
        </draw:line>
        <draw:line draw:style-name="gr2" draw:text-style-name="P3" draw:layer="layout" svg:x1="14.744cm" svg:y1="3.812cm" svg:x2="14.744cm" svg:y2="3.212cm">
          <text:p text:style-name="P1"/>
        </draw:line>
        <draw:line draw:style-name="gr2" draw:text-style-name="P3" draw:layer="layout" svg:x1="21.524cm" svg:y1="3.81cm" svg:x2="21.524cm" svg:y2="3.21cm">
          <text:p text:style-name="P1"/>
        </draw:line>
        <draw:line draw:style-name="gr2" draw:text-style-name="P3" draw:layer="layout" svg:x1="18.044cm" svg:y1="3.812cm" svg:x2="18.044cm" svg:y2="3.212cm">
          <text:p text:style-name="P1"/>
        </draw:line>
        <draw:line draw:style-name="gr2" draw:text-style-name="P3" draw:layer="layout" svg:x1="25.407cm" svg:y1="3.81cm" svg:x2="25.407cm" svg:y2="3.21cm">
          <text:p text:style-name="P1"/>
        </draw:line>
        <draw:frame draw:style-name="gr1" draw:text-style-name="P2" draw:layer="layout" svg:width="3.796cm" svg:height="0.662cm" svg:x="23.471cm" svg:y="3.81cm">
          <draw:text-box>
            <text:p text:style-name="P1"><text:span text:style-name="T1">CCheckingWorkers</text:span></text:p>
          </draw:text-box>
        </draw:frame>
        <draw:custom-shape draw:style-name="gr3" draw:text-style-name="P3" draw:layer="layout" svg:width="4.11cm" svg:height="1.192cm" svg:x="23.274cm" svg:y="5.30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199cm" svg:height="0.662cm" svg:x="23.73cm" svg:y="5.308cm">
          <draw:text-box>
            <text:p text:style-name="P1"><text:span text:style-name="T1">CCheckerClient</text:span></text:p>
          </draw:text-box>
        </draw:frame>
        <draw:frame draw:style-name="gr1" draw:text-style-name="P2" draw:layer="layout" svg:width="4.359cm" svg:height="0.662cm" svg:x="23.15cm" svg:y="5.808cm">
          <draw:text-box>
            <text:p text:style-name="P1"><text:span text:style-name="T1">CCheckerClientHelper</text:span></text:p>
          </draw:text-box>
        </draw:frame>
        <draw:line draw:style-name="gr4" draw:text-style-name="P3" draw:layer="layout" svg:x1="25.397cm" svg:y1="5.308cm" svg:x2="25.397cm" svg:y2="4.308cm">
          <text:p text:style-name="P1"/>
        </draw:line>
        <draw:line draw:style-name="gr4" draw:text-style-name="P3" draw:layer="layout" svg:x1="25.397cm" svg:y1="4.908cm" svg:x2="25.397cm" svg:y2="4.508cm">
          <text:p text:style-name="P1"/>
        </draw:line>
        <draw:frame draw:style-name="gr1" draw:text-style-name="P2" draw:layer="layout" svg:width="4.236cm" svg:height="0.662cm" svg:x="4.754cm" svg:y="10.21cm">
          <draw:text-box>
            <text:p text:style-name="P1"><text:span text:style-name="T1">TTreeNodeRepository</text:span></text:p>
          </draw:text-box>
        </draw:frame>
        <draw:frame draw:style-name="gr1" draw:text-style-name="P2" draw:layer="layout" svg:width="3.812cm" svg:height="0.662cm" svg:x="4.966cm" svg:y="6.31cm">
          <draw:text-box>
            <text:p text:style-name="P1"><text:span text:style-name="T1">TClassFinderVisitor</text:span></text:p>
          </draw:text-box>
        </draw:frame>
        <draw:frame draw:style-name="gr1" draw:text-style-name="P2" draw:layer="layout" svg:width="3.956cm" svg:height="0.662cm" svg:x="4.894cm" svg:y="6.81cm">
          <draw:text-box>
            <text:p text:style-name="P1"><text:span text:style-name="T1">TClassLeavesVis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1:10:27</dc:date>
    <meta:print-date>2007-10-04T17:49:41</meta:print-date>
    <meta:editing-cycles>41</meta:editing-cycles>
    <meta:editing-duration>PT9H3M4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